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 list</text:p>
      <text:p text:style-name="Standard"/>
      <text:p text:style-name="Standard">1.关于Android依赖问题的解决方案</text:p>
      <text:p text:style-name="Standard">问题描述：在读取TestDevice方法的时候，java server对TestDevice子类中引用到的方法产生了依赖（尤其是返回值），因此在编译的时候会报错（缺少相应的库）。这个问题对于大多数平台和库来说很好解决——只需要把相应的包导入工程即可。然而对于Android来说，导入Android SDK到项目中会导致Android库的duplicate。由于这个项目本身是一个安卓项目，在使用Android Bootstrap的时候，会自动导入Android包，从而导致duplicate。</text:p>
      <text:p text:style-name="Standard">解决方案：</text:p>
      <text:p text:style-name="Standard">第一种解决方案是消除duplicate，也就是把java server与android test client分成两个项目，再把测试逻辑作为两者共同依赖的第三个项目。这样一来，就可以在java server项目中导入android sdk，而不用引起android test client的duplicate</text:p>
      <text:p text:style-name="Standard">第二种解决方案是消除java server 对测试平台的依赖，也就是把对测试用例的分析交给test client来做。用户在向TestSuite中添加测试设备时使用测试类的名称，而不是用测试类的实力进行添加。在每次测试开始的时候，java server会开启一个test client，并把相关的测试设备交给它进行分析。分析之后，test client会把测试设备中含有测试方法的列表返回给测试服务器，并由测试服务器生成相应的测试用例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nglai </meta:initial-creator>
    <meta:creation-date>2015-06-17T15:30:28</meta:creation-date>
    <dc:date>2015-06-25T13:35:25</dc:date>
    <dc:creator>xianglai </dc:creator>
    <meta:editing-duration>PT28M38S</meta:editing-duration>
    <meta:editing-cycles>1</meta:editing-cycles>
    <meta:document-statistic meta:table-count="0" meta:image-count="0" meta:object-count="0" meta:page-count="1" meta:paragraph-count="6" meta:word-count="54" meta:character-count="652" meta:non-whitespace-character-count="686"/>
    <meta:generator>LibreOffice/3.5$Linux_X86_64 LibreOffice_project/350m1$Build-2</meta:generator>
  </office:meta>
</office:document-meta>
</file>